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7.294cm" fo:min-width="7.313cm"/>
    </style:style>
    <style:style style:name="gr5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bf0041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  <style:style style:name="P4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377cm" svg:height="0.389cm" svg:x="8.058cm" svg:y="10.1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3" draw:layer="layout" svg:x1="9.255cm" svg:y1="10.737cm" svg:x2="8.747cm" svg:y2="10.737cm">
          <text:p/>
        </draw:line>
        <draw:frame draw:style-name="gr2" draw:text-style-name="P2" draw:layer="layout" svg:width="0.377cm" svg:height="0.389cm" svg:x="8.443cm" svg:y="16.3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67cm" svg:height="0.389cm" svg:x="14.476cm" svg:y="16.4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1" draw:layer="layout" svg:x1="14.435cm" svg:y1="15.863cm" svg:x2="14.435cm" svg:y2="16.371cm">
          <text:p/>
        </draw:lin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3" draw:text-style-name="P1" draw:layer="layout" svg:x1="3.377cm" svg:y1="15.859cm" svg:x2="3.377cm" svg:y2="16.367cm">
          <text:p/>
        </draw:line>
        <draw:line draw:style-name="gr3" draw:text-style-name="P1" draw:layer="layout" svg:x1="9.255cm" svg:y1="21.45cm" svg:x2="8.747cm" svg:y2="21.45cm">
          <text:p/>
        </draw:line>
        <draw:custom-shape draw:style-name="gr4" draw:text-style-name="P4" draw:layer="layout" svg:width="11.049cm" svg:height="10.668cm" svg:x="3.413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001cm" svg:y1="16.113cm" svg:x2="15.097cm" svg:y2="6.334cm">
          <text:p/>
        </draw:line>
        <draw:path draw:style-name="gr6" draw:text-style-name="P1" draw:layer="layout" svg:width="1.589cm" svg:height="1.008cm" draw:transform="skewX (-0.0949459113084915) rotate (1.38998021628828) translate (9.85806262920849cm 16.0260991406382cm)" svg:viewBox="0 0 1590 1009" svg:d="M0 1009c1343-1 1590-1009 1590-1009">
          <text:p/>
        </draw:path>
        <draw:frame draw:style-name="gr2" draw:text-style-name="P2" draw:layer="layout" svg:width="0.498cm" svg:height="0.443cm" svg:x="11.033cm" svg:y="14.4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592cm" svg:height="0.679cm" svg:x="15.156cm" svg:y="5.82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0.705cm" svg:height="0.389cm" svg:x="8.07cm" svg:y="21.7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705cm" svg:height="0.389cm" svg:x="2.481cm" svg:y="15.4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99cm" svg:height="0.627cm" svg:x="11.45cm" svg:y="10.39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1-01T13:02:21.717117831</dc:date>
    <meta:editing-duration>PT1H16M9S</meta:editing-duration>
    <meta:editing-cycles>31</meta:editing-cycles>
    <meta:generator>LibreOffice/6.4.7.2$Linux_X86_64 LibreOffice_project/4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style color="red">
      <mrow>
        <mi>M</mi>
        <mrow>
          <mo fence="true" stretchy="false">(</mo>
          <mrow>
            <mi>z</mi>
          </mrow>
          <mo fence="true" stretchy="false">)</mo>
        </mrow>
      </mrow>
    </mstyle>
    <annotation encoding="StarMath 5.0">color red {M(z)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i>θ</mi>
    </mstyle>
    <annotation encoding="StarMath 5.0">color red {%theta}</annotation>
  </semantics>
</math>
</file>

<file path=Object 4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7/content.xml><?xml version="1.0" encoding="utf-8"?>
<math xmlns="http://www.w3.org/1998/Math/MathML" display="block">
  <semantics>
    <mstyle color="green">
      <mi>R</mi>
    </mstyle>
    <annotation encoding="StarMath 5.0">color green {R}</annotation>
  </semantics>
</math>
</file>

<file path=Object 8/content.xml><?xml version="1.0" encoding="utf-8"?>
<math xmlns="http://www.w3.org/1998/Math/MathML" display="block">
  <semantics>
    <mn>1</mn>
    <annotation encoding="StarMath 5.0">1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